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jemlo de Mtext formatead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"\pxqr;{\fVerdana|b0|i0|c0|p34;Cubierta de Chapa Nº25 color negro s/ tirantería \Pa la vista de madera}"</text:p>
          </table:table-cell>
        </table:table-row>
        <table:table-row table:style-name="ro1">
          <table:table-cell/>
          <table:table-cell office:value-type="string" calcext:value-type="string">
            <text:p>"{\fArial|b0|i0|c238|p34;PROYECTISTA: \P}\P\P{\fArial|b0|i0|c238|p34;\P\PFIRMA ----------------------------------------------------------\PDOMICILIO: <text:s text:c="83"/>CTES.-CAP\H1.111x;.}"</text:p>
          </table:table-cell>
        </table:table-row>
        <table:table-row table:style-name="ro1">
          <table:table-cell/>
          <table:table-cell office:value-type="string" calcext:value-type="string">
            <text:p>"{\H1.32x;ENTRE :\H0.90909x; }"</text:p>
          </table:table-cell>
        </table:table-row>
        <table:table-row table:style-name="ro1">
          <table:table-cell/>
          <table:table-cell office:value-type="string" calcext:value-type="string">
            <text:p>"\pxt2;{\fArial|b0|i0|c0|p34;C(1)\fArial|b0|i0|c204|p34; R\fArial|b0|i0|c0|p34;L19\P\ptz;2x2.5+P}"</text:p>
          </table:table-cell>
        </table:table-row>
        <table:table-row table:style-name="ro1">
          <table:table-cell/>
          <table:table-cell office:value-type="string" calcext:value-type="string">
            <text:p>"\pxt2;C(1){\fArial|b0|i0|c204|p34; R}L19\P\ptz;3x2.5+P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0:37:35.952577763</meta:creation-date>
    <dc:date>2022-03-23T10:48:27.088987328</dc:date>
    <meta:editing-duration>PT41S</meta:editing-duration>
    <meta:editing-cycles>1</meta:editing-cycles>
    <meta:document-statistic meta:table-count="1" meta:cell-count="6" meta:object-count="0"/>
    <meta:generator>LibreOffice/7.2.5.2$Linux_X86_64 LibreOffice_project/20$Build-2</meta:generator>
  </office:meta>
</office:document-meta>
</file>